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l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LP upper bound</text:p>
          </table:table-cell>
          <table:table-cell table:style-name="ce5" office:value-type="string" calcext:value-type="string">
            <text:p>minelib</text:p>
          </table:table-cell>
          <table:table-cell table:style-name="ce5" office:value-type="string" calcext:value-type="string">
            <text:p>gecco</text:p>
          </table:table-cell>
          <table:table-cell table:style-name="ce5" office:value-type="string" calcext:value-type="string">
            <text:p>curren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zuck_small</text:p>
          </table:table-cell>
          <table:table-cell table:style-name="ce6" office:value-type="float" office:value="854200000" calcext:value-type="float">
            <text:p>8.54E+08</text:p>
          </table:table-cell>
          <table:table-cell table:style-name="ce6" office:value-type="float" office:value="567600000" calcext:value-type="float">
            <text:p>5.68E+08</text:p>
          </table:table-cell>
          <table:table-cell table:style-name="ce6" office:value-type="float" office:value="839000000" calcext:value-type="float">
            <text:p>8.39E+08</text:p>
          </table:table-cell>
          <table:table-cell table:style-name="ce6" office:value-type="float" office:value="846000000" calcext:value-type="float">
            <text:p>8.46E+0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d</text:p>
          </table:table-cell>
          <table:table-cell table:style-name="ce7" office:value-type="float" office:value="409500000" calcext:value-type="float">
            <text:p>4.10E+08</text:p>
          </table:table-cell>
          <table:table-cell table:style-name="ce7" office:value-type="float" office:value="350800000" calcext:value-type="float">
            <text:p>3.51E+08</text:p>
          </table:table-cell>
          <table:table-cell table:style-name="ce7" office:value-type="float" office:value="400700000" calcext:value-type="float">
            <text:p>4.01E+08</text:p>
          </table:table-cell>
          <table:table-cell table:style-name="ce7" office:value-type="float" office:value="407100000" calcext:value-type="float">
            <text:p>4.07E+0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zuck_medium</text:p>
          </table:table-cell>
          <table:table-cell table:style-name="ce7" office:value-type="float" office:value="710600000" calcext:value-type="float">
            <text:p>7.11E+08</text:p>
          </table:table-cell>
          <table:table-cell table:style-name="ce7" office:value-type="float" office:value="458700000" calcext:value-type="float">
            <text:p>4.59E+08</text:p>
          </table:table-cell>
          <table:table-cell table:style-name="ce7" office:value-type="float" office:value="647300000" calcext:value-type="float">
            <text:p>6.47E+08</text:p>
          </table:table-cell>
          <table:table-cell table:style-name="ce7" office:value-type="float" office:value="664700000" calcext:value-type="float">
            <text:p>6.65E+0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arvin</text:p>
          </table:table-cell>
          <table:table-cell table:style-name="ce7" office:value-type="float" office:value="863900000" calcext:value-type="float">
            <text:p>8.64E+08</text:p>
          </table:table-cell>
          <table:table-cell table:style-name="ce7" office:value-type="float" office:value="820700000" calcext:value-type="float">
            <text:p>8.21E+08</text:p>
          </table:table-cell>
          <table:table-cell table:style-name="ce7" office:value-type="float" office:value="850000000" calcext:value-type="float">
            <text:p>8.50E+08</text:p>
          </table:table-cell>
          <table:table-cell table:style-name="ce7" office:value-type="float" office:value="853800000" calcext:value-type="float">
            <text:p>8.54E+08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zuck_large</text:p>
          </table:table-cell>
          <table:table-cell table:style-name="ce8" office:value-type="float" office:value="57390000" calcext:value-type="float">
            <text:p>5.74E+07</text:p>
          </table:table-cell>
          <table:table-cell table:style-name="ce8" office:value-type="float" office:value="56780000" calcext:value-type="float">
            <text:p>5.68E+07</text:p>
          </table:table-cell>
          <table:table-cell table:style-name="ce8" office:value-type="float" office:value="51820000" calcext:value-type="float">
            <text:p>5.18E+07</text:p>
          </table:table-cell>
          <table:table-cell table:style-name="ce8" office:value-type="float" office:value="54120000" calcext:value-type="float">
            <text:p>5.41E+07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4" office:value-type="date" office:date-value="2018-05-27" calcext:value-type="date">
            <text:p>27/05/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LP upper bound</text:p>
          </table:table-cell>
          <table:table-cell table:style-name="ce5" office:value-type="string" calcext:value-type="string">
            <text:p>minelib</text:p>
          </table:table-cell>
          <table:table-cell table:style-name="ce5" office:value-type="string" calcext:value-type="string">
            <text:p>gecco</text:p>
          </table:table-cell>
          <table:table-cell table:style-name="ce5" office:value-type="string" calcext:value-type="string">
            <text:p>last update</text:p>
          </table:table-cell>
          <table:table-cell table:style-name="ce5"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zuck_small</text:p>
          </table:table-cell>
          <table:table-cell table:style-name="ce6" office:value-type="float" office:value="854200000" calcext:value-type="float">
            <text:p>8.54E+08</text:p>
          </table:table-cell>
          <table:table-cell table:style-name="ce6" office:value-type="float" office:value="567600000" calcext:value-type="float">
            <text:p>5.68E+08</text:p>
          </table:table-cell>
          <table:table-cell table:style-name="ce6" office:value-type="float" office:value="839000000" calcext:value-type="float">
            <text:p>8.39E+08</text:p>
          </table:table-cell>
          <table:table-cell table:style-name="ce6" office:value-type="float" office:value="846000000" calcext:value-type="float">
            <text:p>8.46E+08</text:p>
          </table:table-cell>
          <table:table-cell table:style-name="ce6" office:value-type="float" office:value="847000000" calcext:value-type="float">
            <text:p>8.47E+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kd</text:p>
          </table:table-cell>
          <table:table-cell table:style-name="ce7" office:value-type="float" office:value="409500000" calcext:value-type="float">
            <text:p>4.10E+08</text:p>
          </table:table-cell>
          <table:table-cell table:style-name="ce7" office:value-type="float" office:value="350800000" calcext:value-type="float">
            <text:p>3.51E+08</text:p>
          </table:table-cell>
          <table:table-cell table:style-name="ce7" office:value-type="float" office:value="400700000" calcext:value-type="float">
            <text:p>4.01E+08</text:p>
          </table:table-cell>
          <table:table-cell table:style-name="ce7" office:value-type="float" office:value="407100000" calcext:value-type="float">
            <text:p>4.07E+08</text:p>
          </table:table-cell>
          <table:table-cell table:style-name="ce7" office:value-type="float" office:value="409100000" calcext:value-type="float">
            <text:p>4.09E+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zuck_medium</text:p>
          </table:table-cell>
          <table:table-cell table:style-name="ce7" office:value-type="float" office:value="710600000" calcext:value-type="float">
            <text:p>7.11E+08</text:p>
          </table:table-cell>
          <table:table-cell table:style-name="ce7" office:value-type="float" office:value="458700000" calcext:value-type="float">
            <text:p>4.59E+08</text:p>
          </table:table-cell>
          <table:table-cell table:style-name="ce7" office:value-type="float" office:value="647300000" calcext:value-type="float">
            <text:p>6.47E+08</text:p>
          </table:table-cell>
          <table:table-cell table:style-name="ce7" office:value-type="float" office:value="664700000" calcext:value-type="float">
            <text:p>6.65E+08</text:p>
          </table:table-cell>
          <table:table-cell table:style-name="ce7" office:value-type="float" office:value="670000000" calcext:value-type="float">
            <text:p>6.70E+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rvin</text:p>
          </table:table-cell>
          <table:table-cell table:style-name="ce7" office:value-type="float" office:value="863900000" calcext:value-type="float">
            <text:p>8.64E+08</text:p>
          </table:table-cell>
          <table:table-cell table:style-name="ce7" office:value-type="float" office:value="820700000" calcext:value-type="float">
            <text:p>8.21E+08</text:p>
          </table:table-cell>
          <table:table-cell table:style-name="ce7" office:value-type="float" office:value="850000000" calcext:value-type="float">
            <text:p>8.50E+08</text:p>
          </table:table-cell>
          <table:table-cell table:style-name="ce7" office:value-type="float" office:value="853800000" calcext:value-type="float">
            <text:p>8.54E+08</text:p>
          </table:table-cell>
          <table:table-cell table:style-name="ce7" office:value-type="float" office:value="856400000" calcext:value-type="float">
            <text:p>8.56E+0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zuck_large</text:p>
          </table:table-cell>
          <table:table-cell table:style-name="ce8" office:value-type="float" office:value="57390000" calcext:value-type="float">
            <text:p>5.74E+07</text:p>
          </table:table-cell>
          <table:table-cell table:style-name="ce8" office:value-type="float" office:value="56780000" calcext:value-type="float">
            <text:p>5.68E+07</text:p>
          </table:table-cell>
          <table:table-cell table:style-name="ce8" office:value-type="float" office:value="51820000" calcext:value-type="float">
            <text:p>5.18E+07</text:p>
          </table:table-cell>
          <table:table-cell table:number-columns-repeated="2" table:style-name="ce8" office:value-type="float" office:value="54120000" calcext:value-type="float">
            <text:p>5.41E+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19:05:31.762707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00:14.866621291</meta:creation-date>
    <dc:date>2018-05-28T13:47:39.625593552</dc:date>
    <meta:editing-duration>PT20M40S</meta:editing-duration>
    <meta:editing-cycles>2</meta:editing-cycles>
    <meta:generator>LibreOffice/5.1.6.2$Linux_X86_64 LibreOffice_project/10m0$Build-2</meta:generator>
    <meta:document-statistic meta:table-count="1" meta:cell-count="66" meta:object-count="0"/>
  </office:meta>
</office:document-meta>
</file>